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705000000AC4E6D8BD1.png"/>
  <manifest:file-entry manifest:media-type="image/png" manifest:full-path="Pictures/10000000000001000000004B29EC956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2cm" svg:height="2.451cm" svg:x="0.2cm" svg:y="1.4cm">
          <draw:image xlink:href="Pictures/1000000000000705000000AC4E6D8BD1.png" xlink:type="simple" xlink:show="embed" xlink:actuate="onLoad">
            <text:p/>
          </draw:image>
        </draw:frame>
        <draw:frame draw:style-name="gr2" draw:text-style-name="P2" draw:layer="layout" svg:width="6.662cm" svg:height="0.983cm" svg:x="10.738cm" svg:y="0.4cm">
          <draw:text-box>
            <text:p text:style-name="P2">AUTHORITY BOARD</text:p>
          </draw:text-box>
        </draw:frame>
        <draw:frame draw:style-name="gr1" draw:text-style-name="P1" draw:layer="layout" svg:width="5.429cm" svg:height="1.645cm" svg:x="22.171cm" svg:y="19cm">
          <draw:image xlink:href="Pictures/10000000000001000000004B29EC95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1T08:49:52.60</meta:creation-date>
    <dc:date>2013-03-11T10:13:18.68</dc:date>
    <meta:editing-duration>PT1H16M33S</meta:editing-duration>
    <meta:editing-cycles>2</meta:editing-cycles>
    <meta:generator>LibreOffice/3.5$Windows_x86 LibreOffice_project/165a79a-7059095-e13bb37-fef39a4-9503d18</meta:generator>
    <meta:print-date>2013-03-11T09:12:06.53</meta:print-date>
    <meta:document-statistic meta:object-count="26"/>
  </office:meta>
</office:document-meta>
</file>